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7C2425D7575.png" manifest:media-type="image/png"/>
  <manifest:file-entry manifest:full-path="Pictures/1000000100000A0000000802A85462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d76" officeooo:paragraph-rsid="00077d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al Band Jpole</text:p>
      <text:p text:style-name="P1"><draw:frame draw:style-name="fr1" draw:name="Image1" text:anchor-type="char" svg:x="0in" svg:y="0.039in" svg:width="6.6929in" svg:height="5.3591in" draw:z-index="0"><draw:image xlink:href="Pictures/1000000100000A0000000802A85462BD.png" xlink:type="simple" xlink:show="embed" xlink:actuate="onLoad" draw:mime-type="image/png"/></draw:frame><draw:frame draw:style-name="fr1" draw:name="Image2" text:anchor-type="char" svg:x="0.0835in" svg:y="5.4437in" svg:width="6.6929in" svg:height="5.1917in" draw:z-index="1"><draw:image xlink:href="Pictures/1000000100000A00000007C2425D7575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5:17:29.737397284</meta:creation-date>
    <dc:date>2025-04-24T15:19:36.523470263</dc:date>
    <meta:editing-duration>PT2M8S</meta:editing-duration>
    <meta:editing-cycles>1</meta:editing-cycles>
    <meta:document-statistic meta:table-count="0" meta:image-count="2" meta:object-count="0" meta:page-count="2" meta:paragraph-count="1" meta:word-count="3" meta:character-count="15" meta:non-whitespace-character-count="13"/>
    <meta:generator>LibreOffice/24.2.7.2$Linux_X86_64 LibreOffice_project/420$Build-2</meta:generator>
  </office:meta>
</office:document-meta>
</file>